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eaa0f" officeooo:paragraph-rsid="001eaa0f"/>
    </style:style>
    <style:style style:name="P2" style:family="paragraph" style:parent-style-name="Standard">
      <style:text-properties officeooo:rsid="00207c6b" officeooo:paragraph-rsid="00207c6b"/>
    </style:style>
    <style:style style:name="P3" style:family="paragraph" style:parent-style-name="Standard" style:list-style-name="L1">
      <style:text-properties officeooo:rsid="001eaa0f" officeooo:paragraph-rsid="001eaa0f"/>
    </style:style>
    <style:style style:name="P4" style:family="paragraph" style:parent-style-name="Standard">
      <style:text-properties officeooo:rsid="00207c6b" officeooo:paragraph-rsid="00207c6b"/>
    </style:style>
    <style:style style:name="P5" style:family="paragraph" style:parent-style-name="Standard">
      <style:text-properties officeooo:rsid="0022033a" officeooo:paragraph-rsid="0022033a"/>
    </style:style>
    <style:style style:name="P6" style:family="paragraph" style:parent-style-name="Text_20_body">
      <style:text-properties officeooo:rsid="0022033a" officeooo:paragraph-rsid="0022033a"/>
    </style:style>
    <style:style style:name="T1" style:family="text">
      <style:text-properties officeooo:rsid="00207c6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D Persona:</text:p>
      <text:p text:style-name="P1"/>
      <text:list xml:id="list913546967" text:style-name="L1">
        <text:list-item>
          <text:p text:style-name="P3">Age: 18-60</text:p>
        </text:list-item>
        <text:list-item>
          <text:p text:style-name="P3"><text:span text:style-name="T1">Allgemeine </text:span>Partypeople <text:span text:style-name="T1">(ohne Audio Vorwissen)</text:span></text:p>
          <text:list>
            <text:list-item>
              <text:p text:style-name="P3">Für alle die dem DJ eine Playlist geben wollen</text:p>
            </text:list-item>
            <text:list-item>
              <text:p text:style-name="P3">Für alle die sich wichtiger nehmen als sie sind</text:p>
            </text:list-item>
            <text:list-item>
              <text:p text:style-name="P3">Um dem DJ eine kurze Pause zu gönnen</text:p>
            </text:list-item>
            <text:list-item>
              <text:p text:style-name="P3">Für jeden der gern die Musik nach dem eigenen Geschmack anpassen möchte</text:p>
            </text:list-item>
          </text:list>
        </text:list-item>
      </text:list>
      <text:p text:style-name="P1"/>
      <text:p text:style-name="P1">Szenario:</text:p>
      <text:p text:style-name="P1">In 3 Wochen, wenn der Lockdown zu Ende geht (haha) und wieder Hauspartys stattfinden können – dann wenn alle SounddesignerInnen und ToniInnen zusammenkommen können und miteinander feiern!</text:p>
      <text:p text:style-name="P1"/>
      <text:p text:style-name="P1"/>
      <text:p text:style-name="P2">Top: Track an/aus</text:p>
      <text:p text:style-name="P2">Side 1: Lautstärke</text:p>
      <text:p text:style-name="P2">Side 2: Filter</text:p>
      <text:p text:style-name="P2"/>
      <text:p text:style-name="P2"/>
      <text:p text:style-name="P5"><text:a xlink:type="simple" xlink:href="mailto:david.neussl@student.kug.ac.at" text:style-name="Internet_20_link" text:visited-style-name="Visited_20_Internet_20_Link">david.neussl@student.kug.ac.at</text:a></text:p>
      <text:p text:style-name="P5"><text:a xlink:type="simple" xlink:href="mailto:carmen-jennifer.rieder@student.kug.ac.at" text:style-name="Internet_20_link" text:visited-style-name="Visited_20_Internet_20_Link">carmen-jennifer.rieder@student.kug.ac.at</text:a></text:p>
      <text:p text:style-name="P6"><text:a xlink:type="simple" xlink:href="mailto:philipp-amadeus.kotecki@student.kug.ac.at" text:style-name="Internet_20_link" text:visited-style-name="Visited_20_Internet_20_Link">philipp-amadeus.kotecki@student.kug.ac.at</text:a></text:p>
      <text:p text:style-name="P6"/>
      <text:p text:style-name="P6">Todo:</text:p>
      <text:p text:style-name="P6">Carmen: Alufoliensensor<text:line-break/>Philip: Track<text:line-break/>David: Arduino+PD, PD-patch mit funktionen (an/aus, lauter/leiser, Filter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2T14:46:40.019445184</meta:creation-date>
    <dc:date>2021-11-22T15:12:01.100570946</dc:date>
    <meta:editing-duration>PT11M31S</meta:editing-duration>
    <meta:editing-cycles>2</meta:editing-cycles>
    <meta:generator>LibreOffice/7.2.2.2$Linux_X86_64 LibreOffice_project/20$Build-2</meta:generator>
    <meta:document-statistic meta:table-count="0" meta:image-count="0" meta:object-count="0" meta:page-count="1" meta:paragraph-count="17" meta:word-count="105" meta:character-count="746" meta:non-whitespace-character-count="663"/>
  </office:meta>
</office:document-meta>
</file>